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Liberation Serif" fo:font-size="12pt" fo:background-color="transparent" style:font-size-asian="12pt" style:font-size-complex="12pt"/>
    </style:style>
    <style:style style:name="P5" style:family="paragraph" style:parent-style-name="Heading_20_4">
      <style:paragraph-properties fo:text-align="start" style:justify-single-word="false"/>
      <style:text-properties style:font-name="Liberation Serif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</style:style>
    <style:style style:name="P9" style:family="paragraph" style:parent-style-name="Text_20_body" style:list-style-name="L3">
      <style:text-properties style:font-name="Liberation Serif" fo:font-size="12pt" fo:background-color="transparent" style:font-size-asian="12pt" style:font-size-complex="12pt"/>
    </style:style>
    <style:style style:name="P10" style:family="paragraph" style:parent-style-name="Text_20_body" style:list-style-name="L4">
      <style:text-properties style:font-name="Liberation Serif" fo:font-size="12pt" fo:background-color="transparent" style:font-size-asian="12pt" style:font-size-complex="12pt"/>
    </style:style>
    <style:style style:name="P11" style:family="paragraph" style:parent-style-name="Text_20_body" style:list-style-name="L4">
      <style:text-properties style:font-name="Liberation Serif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Text_20_body" style:list-style-name="L4">
      <style:paragraph-properties fo:text-align="start" style:justify-single-word="false"/>
      <style:text-properties style:font-name="Liberation Serif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Text_20_body" style:list-style-name="L3">
      <style:text-properties fo:background-color="transparent"/>
    </style:style>
    <style:style style:name="T1" style:family="text">
      <style:text-properties fo:background-color="#f0fff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TP</text:p>
      <text:p text:style-name="P1"/>
      <text:p text:style-name="P1"/>
      <text:p text:style-name="P1"/>
      <text:list xml:id="list12415000191" text:style-name="L1">
        <text:list-item>
          <text:p text:style-name="P7">It is used for uploading and downloading files between the server.</text:p>
        </text:list-item>
      </text:list>
      <text:p text:style-name="P1"/>
      <text:list xml:id="list945061752" text:style-name="L2">
        <text:list-item>
          <text:p text:style-name="P8">Install vsftpd: yum install vsftpd</text:p>
        </text:list-item>
      </text:list>
      <text:p text:style-name="P6"/>
      <text:list xml:id="list123175173" text:style-name="L3">
        <text:list-item>
          <text:p text:style-name="P9">vsftpd configuration file: vim /etc/vsftpd/vsftpd.conf</text:p>
        </text:list-item>
        <text:list-item>
          <text:p text:style-name="P9">Find the anonymous enable option and set it to false<text:line-break/>anonymous_enable=NO</text:p>
        </text:list-item>
        <text:list-item>
          <text:p text:style-name="P9">Uncomment this to allow local users to log in.<text:line-break/>local_enable=YES</text:p>
        </text:list-item>
        <text:list-item>
          <text:p text:style-name="P13">Now you have restricted users access, you can limit the directories access, this is called chroot jail.</text:p>
          <text:p text:style-name="P9">chroot jail default is NO<text:line-break/>chroot_local_user=YES</text:p>
        </text:list-item>
      </text:list>
      <text:list xml:id="list602370969" text:style-name="L4">
        <text:list-item>
          <text:p text:style-name="P10">Then Restart vsftpd : service vsftpd restart</text:p>
        </text:list-item>
        <text:list-item>
          <text:p text:style-name="P10">Start vsftpd : service vsftpd start</text:p>
        </text:list-item>
        <text:list-item>
          <text:p text:style-name="P10">Stop vsftpd : service vsftpd stop</text:p>
        </text:list-item>
        <text:list-item>
          <text:p text:style-name="P10">Port number: 21</text:p>
        </text:list-item>
      </text:list>
      <text:p text:style-name="P4"/>
      <text:list xml:id="list1888477264" text:continue-numbering="true" text:style-name="L4">
        <text:list-header>
          <text:p text:style-name="P11">How to give FTP Permission in squid</text:p>
          <text:p text:style-name="P11"/>
        </text:list-header>
        <text:list-item>
          <text:p text:style-name="P10">Edit the file “vim /etc/squid/squid.conf”</text:p>
          <text:p text:style-name="P10"><text:s text:c="2"/></text:p>
          <text:p text:style-name="P10"><text:s text:c="2"/>Add ip : acl allowip src 192.168.2.52</text:p>
          <text:p text:style-name="P10"><text:s text:c="2"/>Allow port : allowftp /etc/squid/allowftp.conf</text:p>
          <text:p text:style-name="P10"><text:s text:c="2"/>Allow access : acl http_allow allowip allowftp</text:p>
          <text:p text:style-name="P10"/>
        </text:list-item>
        <text:list-item>
          <text:p text:style-name="P10">service squid reload</text:p>
        </text:list-item>
      </text:list>
      <text:p text:style-name="P4"/>
      <text:list xml:id="list1401579525" text:continue-numbering="true" text:style-name="L4">
        <text:list-header>
          <text:p text:style-name="P10"/>
          <text:p text:style-name="P11">How to give website permission in squid</text:p>
          <text:p text:style-name="P11"/>
        </text:list-header>
        <text:list-item>
          <text:p text:style-name="P10">Edit the file “vim /etc/squid/squid.conf”</text:p>
          <text:p text:style-name="P10"><text:s text:c="2"/></text:p>
          <text:p text:style-name="P10"><text:s text:c="2"/>Add ip : acl allowip1 src 192.168.2.52</text:p>
          <text:p text:style-name="P10"><text:s text:c="2"/>Allow site : allowsite facebook.com</text:p>
          <text:p text:style-name="P10"><text:soft-page-break/><text:s text:c="2"/>Allow access : acl http_allow allowip1 allowsite</text:p>
          <text:p text:style-name="P10"/>
        </text:list-item>
        <text:list-item>
          <text:p text:style-name="P10">service squid reload</text:p>
          <text:p text:style-name="P10"/>
          <text:p text:style-name="P12"/>
        </text:list-item>
      </text:list>
      <text:h text:style-name="P5" text:outline-level="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 </meta:initial-creator>
    <meta:creation-date>2014-01-30T13:48:57</meta:creation-date>
    <dc:date>2014-01-30T18:38:04</dc:date>
    <dc:creator>admin </dc:creator>
    <meta:editing-duration>PT01H07M34S</meta:editing-duration>
    <meta:editing-cycles>21</meta:editing-cycles>
    <meta:generator>OpenOffice.org/3.2$Linux OpenOffice.org_project/320m12$Build-9483</meta:generator>
    <meta:document-statistic meta:table-count="0" meta:image-count="0" meta:object-count="0" meta:page-count="2" meta:paragraph-count="26" meta:word-count="183" meta:character-count="1056"/>
  </office:meta>
</office:document-meta>
</file>